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lastname</text:p>
          </table:table-cell>
          <table:table-cell office:value-type="string">
            <text:p>salutation</text:p>
          </table:table-cell>
          <table:table-cell office:value-type="string">
            <text:p>sex</text:p>
          </table:table-cell>
          <table:table-cell office:value-type="string">
            <text:p>birthday</text:p>
          </table:table-cell>
          <table:table-cell table:number-columns-repeated="1019"/>
        </table:table-row>
        <table:table-row table:style-name="ro1">
          <table:table-cell office:value-type="string">
            <text:p>Anna</text:p>
          </table:table-cell>
          <table:table-cell office:value-type="string">
            <text:p>Meier</text:p>
          </table:table-cell>
          <table:table-cell office:value-type="string">
            <text:p>Ms.</text:p>
          </table:table-cell>
          <table:table-cell office:value-type="string">
            <text:p>female</text:p>
          </table:table-cell>
          <table:table-cell office:value-type="string">
            <text:p>1982-11-10</text:p>
          </table:table-cell>
          <table:table-cell table:number-columns-repeated="1019"/>
        </table:table-row>
        <table:table-row table:style-name="ro2">
          <table:table-cell office:value-type="string">
            <text:p>Peter</text:p>
          </table:table-cell>
          <table:table-cell office:value-type="string">
            <text:p>Ford</text:p>
          </table:table-cell>
          <table:table-cell office:value-type="string">
            <text:p>Mr.</text:p>
          </table:table-cell>
          <table:table-cell office:value-type="string">
            <text:p>male</text:p>
          </table:table-cell>
          <table:table-cell office:value-type="string">
            <text:p>1945-10-01</text:p>
          </table:table-cell>
          <table:table-cell table:number-columns-repeated="1019"/>
        </table:table-row>
        <table:table-row table:style-name="ro1">
          <table:table-cell office:value-type="string">
            <text:p>Stefanie</text:p>
          </table:table-cell>
          <table:table-cell office:value-type="string">
            <text:p>Brokensalutation</text:p>
          </table:table-cell>
          <table:table-cell office:value-type="string">
            <text:p>Mami</text:p>
          </table:table-cell>
          <table:table-cell office:value-type="string">
            <text:p>female</text:p>
          </table:table-cell>
          <table:table-cell office:value-type="string">
            <text:p>1990-03-27</text:p>
          </table:table-cell>
          <table:table-cell table:number-columns-repeated="1019"/>
        </table:table-row>
        <table:table-row table:style-name="ro1">
          <table:table-cell office:value-type="string">
            <text:p>Hans</text:p>
          </table:table-cell>
          <table:table-cell office:value-type="string">
            <text:p>Weirdsex</text:p>
          </table:table-cell>
          <table:table-cell office:value-type="string">
            <text:p>Dr.</text:p>
          </table:table-cell>
          <table:table-cell office:value-type="string">
            <text:p>geek</text:p>
          </table:table-cell>
          <table:table-cell office:value-type="string">
            <text:p>1932-12-01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6.01.2012</text:date>, <text:time>22:3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6T22:27:51</meta:creation-date>
    <dc:date>2012-01-06T22:35:01</dc:date>
    <meta:editing-duration>PT7M10S</meta:editing-duration>
    <meta:editing-cycles>1</meta:editing-cycles>
    <meta:document-statistic meta:table-count="3" meta:cell-count="25" meta:object-count="0"/>
    <meta:generator>LibreOffice/3.3$Unix LibreOffice_project/330m19$Build-202</meta:generator>
  </office:meta>
</office:document-meta>
</file>